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439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DLER HOFF SCHMIDT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UNO GALLINA APEL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RLOS RAFAEL RÖHRIG DA COST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RISTIANO ALBIERO BERN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ANIEL MICHELON DE CARL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UARDO CERETTA DALLA FAVER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RANCISCO TIAGO MACHADO DE AVELA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STAVO FOLETTO MOR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STAVO RISSETTI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HENRIQUE MORAES RAMO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ESSE MOURA DA SILVA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DRIGO DIAS FLORES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DRIGO EXTERCKOTTER TJADER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NICIUS DA COSTA DE AZEVED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NÍCIUS VIELMO COGO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TOR CONRADO FARIA GOMES</text:p>
          </table:table-cell>
          <table:table-cell office:value-type="float" office:value="2009">
            <text:p>20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0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09:01</dc:date>
    <meta:document-statistic meta:table-count="1" meta:cell-count="68" meta:object-count="0"/>
    <meta:generator>OpenOffice.org/3.4.1$Unix OpenOffice.org_project/341m1$Build-9593</meta:generator>
  </office:meta>
</office:document-meta>
</file>